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323cm"/>
        </style:tab-stops>
      </style:paragraph-properties>
      <style:text-properties officeooo:rsid="00057975" officeooo:paragraph-rsid="00057975"/>
    </style:style>
    <style:style style:name="P2" style:family="paragraph" style:parent-style-name="Standard" style:list-style-name="L2" style:master-page-name="">
      <loext:graphic-properties draw:fill="none"/>
      <style:paragraph-properties fo:margin-left="1.401cm" fo:margin-right="0cm" fo:text-indent="-0.6cm" style:auto-text-indent="false" style:page-number="auto" fo:background-color="transparent">
        <style:tab-stops>
          <style:tab-stop style:position="0.926cm"/>
        </style:tab-stops>
      </style:paragraph-properties>
      <style:text-properties officeooo:rsid="00057975" officeooo:paragraph-rsid="00057975"/>
    </style:style>
    <style:style style:name="P3" style:family="paragraph" style:parent-style-name="Standard" style:list-style-name="L2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926cm"/>
        </style:tab-stops>
      </style:paragraph-properties>
      <style:text-properties officeooo:rsid="00057975" officeooo:paragraph-rsid="00057975"/>
    </style:style>
    <style:style style:name="P4" style:family="paragraph" style:parent-style-name="Standard">
      <loext:graphic-properties draw:fill="none"/>
      <style:paragraph-properties fo:margin-left="0.101cm" fo:margin-right="0cm" fo:text-indent="0cm" style:auto-text-indent="false" fo:background-color="transparent">
        <style:tab-stops>
          <style:tab-stop style:position="0.926cm"/>
        </style:tab-stops>
      </style:paragraph-properties>
      <style:text-properties officeooo:rsid="00057975" officeooo:paragraph-rsid="00057975"/>
    </style:style>
    <style:style style:name="P5" style:family="paragraph" style:parent-style-name="Standard">
      <style:paragraph-properties fo:text-align="center" style:justify-single-word="false">
        <style:tab-stops>
          <style:tab-stop style:position="1.323cm"/>
        </style:tab-stops>
      </style:paragraph-properties>
      <style:text-properties officeooo:rsid="00057975" officeooo:paragraph-rsid="00057975"/>
    </style:style>
    <style:style style:name="P6" style:family="paragraph" style:parent-style-name="Standard" style:master-page-name="">
      <loext:graphic-properties draw:fill="none"/>
      <style:paragraph-properties fo:margin-left="0.101cm" fo:margin-right="0cm" fo:text-indent="0cm" style:auto-text-indent="false" style:page-number="auto" fo:background-color="transparent">
        <style:tab-stops>
          <style:tab-stop style:position="0.926cm"/>
        </style:tab-stops>
      </style:paragraph-properties>
      <style:text-properties officeooo:paragraph-rsid="00057975"/>
    </style:style>
    <style:style style:name="P7" style:family="paragraph" style:parent-style-name="Standard" style:list-style-name="L2">
      <loext:graphic-properties draw:fill="none"/>
      <style:paragraph-properties fo:margin-left="1.401cm" fo:margin-right="0cm" fo:text-indent="-0.6cm" style:auto-text-indent="false" fo:background-color="transparent">
        <style:tab-stops>
          <style:tab-stop style:position="0.926cm"/>
        </style:tab-stops>
      </style:paragraph-properties>
      <style:text-properties officeooo:rsid="0008e6dd" officeooo:paragraph-rsid="0008e6dd"/>
    </style:style>
    <style:style style:name="T1" style:family="text">
      <style:text-properties officeooo:rsid="00057975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“<text:span text:style-name="T3">HOW TO SAVE IMAGES FROM WHATSAPP TO DRIVE C ON YOUR LAPTOP</text:span>”</text:p>
      <text:p text:style-name="P1"/>
      <text:p text:style-name="P1">Name : - Ahmad Farhan</text:p>
      <text:p text:style-name="P1"><text:tab/>- Aldin Nur’aedin</text:p>
      <text:p text:style-name="P1"/>
      <text:p text:style-name="P1">Prepare :</text:p>
      <text:list text:style-name="L2">
        <text:list-item>
          <text:p text:style-name="P2">Laptop</text:p>
        </text:list-item>
        <text:list-item>
          <text:p text:style-name="P3">SmartPhone</text:p>
        </text:list-item>
        <text:list-item>
          <text:p text:style-name="P3">WhatsApp</text:p>
        </text:list-item>
        <text:list-item>
          <text:p text:style-name="P7">Browser / Google</text:p>
        </text:list-item>
      </text:list>
      <text:p text:style-name="P6"/>
      <text:p text:style-name="P4">Step : </text:p>
      <text:p text:style-name="P4"/>
      <text:p text:style-name="P4">First : Prepare the photo you want to save from WhatsApp to your laptop. Make sure you have the photo you want to save from WhatsApp on your computer.</text:p>
      <text:p text:style-name="P4"/>
      <text:p text:style-name="P4">Second : Install WhatsApp Application on Your Smartphone</text:p>
      <text:p text:style-name="P4">- Download and install the WhatsApp application from the app store on your smartphone if you haven't already. </text:p>
      <text:p text:style-name="P4"/>
      <text:p text:style-name="P4">Next, access WhatsApp and register your number : Open the WhatsApp application on your smartphone.</text:p>
      <text:p text:style-name="P4">- Register your phone number to initiate a conversation on WhatsApp. </text:p>
      <text:p text:style-name="P4"/>
      <text:p text:style-name="P4">After That, Create a WhatsApp Group and Invite Your WhatsApp Friends : </text:p>
      <text:p text:style-name="P4">- Create a new WhatsApp group and invite your friends so they can view the beautiful photo you want to share.</text:p>
      <text:p text:style-name="P4"/>
      <text:p text:style-name="P4">Then, Send the Photo to the Created Group : Send the photo you want to save to the group you created. </text:p>
      <text:p text:style-name="P4"/>
      <text:p text:style-name="P4">Next Step : Open WhatsApp Settings and Find "Linked Devices"</text:p>
      <text:p text:style-name="P4">- In the WhatsApp application, go to settings and locate the option "Linked Devices."</text:p>
      <text:p text:style-name="P4"/>
      <text:p text:style-name="P4">Then, Access Your Laptop and Connect to the Internet: Open your laptop and connect it to the internet.</text:p>
      <text:p text:style-name="P4">- Once connected, open File Manager and navigate to Drive C.</text:p>
      <text:p text:style-name="P4"/>
      <text:p text:style-name="P4">After connecting to the internet, open the file manager on your laptop and navigate to Drive C. Create a new folder named "IMAGES."</text:p>
      <text:p text:style-name="P4"/>
      <text:p text:style-name="P4">Next, Use a Web Browser (for example, Firefox): Launch your preferred web browser, such as Firefox.</text:p>
      <text:p text:style-name="P4"/>
      <text:p text:style-name="P4">Access WhatsApp Web : Type "web.whatsapp.com" in the browser's address bar to open WhatsApp Web on your laptop.</text:p>
      <text:p text:style-name="P4"/>
      <text:p text:style-name="P4">Scan the QR code from the WhatsApp application : In the WhatsApp application on your smartphone, find the "Linked Devices" option and scan the QR code displayed on your laptop screen.</text:p>
      <text:p text:style-name="P4"/>
      <text:p text:style-name="P4">Access WhatsApp on the Web Browser : Once you successfully scan the QR code, you will see the WhatsApp interface on your laptop's web browser.</text:p>
      <text:p text:style-name="P4"/>
      <text:p text:style-name="P4">Next, Open the Created Group: Click on the group you created on WhatsApp Web.</text:p>
      <text:p text:style-name="P4"/>
      <text:p text:style-name="P4">Access the Photo You Want to Save : Click on the "Images" folder and find the photo you want to save.</text:p>
      <text:p text:style-name="P4"/>
      <text:p text:style-name="P4">Save the Photo: Right-click on the photo you want to save, then select "Save Image As."</text:p>
      <text:p text:style-name="P4"/>
      <text:p text:style-name="P4">Choose the "IMAGES" folder you created: Navigate to the "IMAGES" folder you created on Drive C.</text:p>
      <text:p text:style-name="P4"/>
      <text:p text:style-name="P4">Click "Save" or "Enter": Click "Save" or "Enter" to save the photo in the "IMAGES" folder.</text:p>
      <text:p text:style-name="P4"/>
      <text:p text:style-name="P4">Finally, open the "IMAGES" folder and view the downloaded photo : Lastly, open the "IMAGES" folder on your computer and click on the downloaded phot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35.56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7:35:05.697376095</meta:creation-date>
    <dc:date>2023-10-16T22:40:05.937234431</dc:date>
    <meta:editing-duration>PT5H5M3S</meta:editing-duration>
    <meta:editing-cycles>3</meta:editing-cycles>
    <meta:generator>LibreOffice/7.6.2.1$Linux_X86_64 LibreOffice_project/9d0b4c0791fc17bc4181a67fd90c5aaed576d1c0</meta:generator>
    <meta:document-statistic meta:table-count="0" meta:image-count="0" meta:object-count="0" meta:page-count="1" meta:paragraph-count="32" meta:word-count="443" meta:character-count="2501" meta:non-whitespace-character-count="2088"/>
  </office:meta>
</office:document-meta>
</file>